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bd294" officeooo:paragraph-rsid="000bd294"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0pt" fo:font-weight="normal" officeooo:rsid="000da74a" officeooo:paragraph-rsid="000da74a"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fo:font-size="10pt" fo:font-weight="normal" officeooo:rsid="001d8e66" officeooo:paragraph-rsid="001d8e66" style:font-size-asian="8.75pt" style:font-weight-asian="normal" style:font-size-complex="10pt" style:font-weight-complex="normal"/>
    </style:style>
    <style:style style:name="P4" style:family="paragraph" style:parent-style-name="Standard">
      <style:paragraph-properties fo:text-align="center" style:justify-single-word="false"/>
      <style:text-properties fo:font-size="12pt" fo:font-weight="bold" officeooo:rsid="000bd294" officeooo:paragraph-rsid="000bd294" style:font-size-asian="12pt" style:font-weight-asian="bold" style:font-size-complex="12pt" style:font-weight-complex="bold"/>
    </style:style>
    <style:style style:name="P5" style:family="paragraph" style:parent-style-name="Standard">
      <style:text-properties style:font-name="Times New Roman" fo:font-size="11pt" style:font-size-asian="11pt" style:font-size-complex="11pt"/>
    </style:style>
    <style:style style:name="P6" style:family="paragraph" style:parent-style-name="Standard">
      <style:text-properties style:font-name="Times New Roman" fo:font-size="11pt" fo:font-weight="bold" style:font-size-asian="11pt" style:font-weight-asian="bold" style:font-size-complex="11pt" style:font-weight-complex="bold"/>
    </style:style>
    <style:style style:name="P7" style:family="paragraph" style:parent-style-name="Standard">
      <style:text-properties style:font-name="Times New Roman" fo:font-size="11pt" fo:font-style="italic" style:font-size-asian="11pt" style:font-style-asian="italic" style:font-size-complex="11pt" style:font-style-complex="italic"/>
    </style:style>
    <style:style style:name="P8" style:family="paragraph" style:parent-style-name="Standard">
      <style:text-properties style:font-name="Times New Roman" fo:font-size="11pt" fo:font-style="italic" style:font-size-asian="11pt" style:font-style-asian="italic" style:font-size-complex="11pt" style:font-style-complex="italic"/>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1pt" style:font-size-asian="11pt" style:font-size-complex="11pt"/>
    </style:style>
    <style:style style:name="P11" style:family="paragraph" style:parent-style-name="Standard">
      <style:text-properties fo:font-size="12pt" fo:font-weight="bold" officeooo:rsid="000bd294"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1pt" fo:font-weight="normal" officeooo:rsid="0020a2e1" officeooo:paragraph-rsid="0020a2e1"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font-name="Times New Roman" fo:font-size="11pt" fo:font-weight="bold" officeooo:rsid="001d8e66" officeooo:paragraph-rsid="001d8e66"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Times New Roman" fo:font-size="11pt" fo:font-weight="bold" officeooo:rsid="001e1e57" officeooo:paragraph-rsid="001e1e57"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Times New Roman" fo:font-size="11pt" fo:font-weight="bold" officeooo:rsid="00206586" officeooo:paragraph-rsid="00206586" style:font-size-asian="9.60000038146973pt" style:font-weight-asian="bold" style:font-size-complex="11pt" style:font-weight-complex="bold"/>
    </style:style>
    <style:style style:name="P16" style:family="paragraph" style:parent-style-name="Standard">
      <style:paragraph-properties fo:text-align="justify" style:justify-single-word="false"/>
      <style:text-properties style:font-name="Times New Roman" fo:font-size="11pt" fo:font-weight="bold" officeooo:rsid="0020a2e1" officeooo:paragraph-rsid="0020a2e1" style:font-size-asian="9.60000038146973pt" style:font-weight-asian="bold" style:font-size-complex="11pt" style:font-weight-complex="bold"/>
    </style:style>
    <style:style style:name="P17" style:family="paragraph" style:parent-style-name="Standard">
      <style:paragraph-properties fo:text-align="justify" style:justify-single-word="false"/>
      <style:text-properties style:font-name="Times New Roman" fo:font-size="11pt" fo:font-weight="bold" officeooo:rsid="002360f8" officeooo:paragraph-rsid="002360f8" style:font-size-asian="9.60000038146973pt" style:font-weight-asian="bold" style:font-size-complex="11pt" style:font-weight-complex="bold"/>
    </style:style>
    <style:style style:name="P18" style:family="paragraph" style:parent-style-name="Standard">
      <style:paragraph-properties fo:text-align="justify" style:justify-single-word="false"/>
      <style:text-properties style:font-name="Times New Roman" fo:font-size="11pt" fo:font-weight="normal" officeooo:rsid="001d8e66" officeooo:paragraph-rsid="001d8e66"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Times New Roman" fo:font-size="11pt" fo:font-weight="normal" officeooo:rsid="001e1e57" officeooo:paragraph-rsid="001e1e57"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style:font-name="Times New Roman" fo:font-size="11pt" fo:font-weight="normal" officeooo:rsid="00206586" officeooo:paragraph-rsid="00206586"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style:font-name="Times New Roman" fo:font-size="11pt" fo:font-weight="normal" officeooo:rsid="0020a2e1" officeooo:paragraph-rsid="0020a2e1"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style:font-name="Times New Roman" fo:font-size="11pt" fo:font-weight="normal" officeooo:rsid="002360f8" officeooo:paragraph-rsid="002360f8"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style:font-name="Times New Roman" fo:font-size="10pt" fo:font-weight="normal" officeooo:rsid="001d8e66" officeooo:paragraph-rsid="001d8e66"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font-weight="normal" officeooo:rsid="000da74a" officeooo:paragraph-rsid="000da74a" style:font-size-asian="8.75pt" style:font-weight-asian="normal" style:font-size-complex="10pt"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178769" style:font-weight-asian="normal" style:font-weight-complex="normal"/>
    </style:style>
    <style:style style:name="T4" style:family="text">
      <style:text-properties fo:font-weight="normal" officeooo:rsid="000f81b3"/>
    </style:style>
    <style:style style:name="T5" style:family="text">
      <style:text-properties officeooo:rsid="000d32ab"/>
    </style:style>
    <style:style style:name="T6" style:family="text">
      <style:text-properties officeooo:rsid="000f81b3"/>
    </style:style>
    <style:style style:name="T7" style:family="text">
      <style:text-properties officeooo:rsid="001567fc"/>
    </style:style>
    <style:style style:name="T8" style:family="text">
      <style:text-properties officeooo:rsid="00178769"/>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1ba9c1" style:font-style-asian="italic" style:font-style-complex="italic"/>
    </style:style>
    <style:style style:name="T12" style:family="text">
      <style:text-properties officeooo:rsid="001ba9c1"/>
    </style:style>
    <style:style style:name="T13" style:family="text">
      <style:text-properties style:font-name="Times New Roman" fo:font-size="11pt" style:font-size-asian="11pt" style:font-size-complex="11pt"/>
    </style:style>
    <style:style style:name="T14" style:family="text">
      <style:text-properties style:font-name="Times New Roman" fo:font-size="11pt" fo:font-style="normal" style:font-size-asian="11pt" style:font-style-asian="normal" style:font-size-complex="11pt" style:font-style-complex="normal"/>
    </style:style>
    <style:style style:name="T15" style:family="text">
      <style:text-properties style:font-name="Times New Roman" fo:font-size="11pt" fo:font-style="normal" officeooo:rsid="001e1e57" style:font-size-asian="11pt" style:font-style-asian="normal" style:font-size-complex="11pt" style:font-style-complex="normal"/>
    </style:style>
    <style:style style:name="T16" style:family="text">
      <style:text-properties officeooo:rsid="001f9f4d"/>
    </style:style>
    <style:style style:name="T17" style:family="text">
      <style:text-properties fo:font-size="11pt" style:font-size-asian="11pt" style:font-size-complex="11pt"/>
    </style:style>
    <style:style style:name="T18" style:family="text">
      <style:text-properties fo:font-size="11pt" fo:font-style="normal" style:font-size-asian="11pt" style:font-style-asian="normal" style:font-size-complex="11pt" style:font-style-complex="normal"/>
    </style:style>
    <style:style style:name="T19" style:family="text">
      <style:text-properties fo:font-size="11pt" fo:font-style="normal" officeooo:rsid="001e1e57" style:font-size-asian="11pt" style:font-style-asian="normal" style:font-size-complex="11pt" style:font-style-complex="normal"/>
    </style:style>
    <style:style style:name="T20" style:family="text">
      <style:text-properties style:font-name="Times New Roman" fo:font-size="11pt" style:font-size-asian="11pt" style:font-size-complex="11pt"/>
    </style:style>
    <style:style style:name="T21" style:family="text">
      <style:text-properties style:font-name="Times New Roman" fo:font-size="11pt" fo:font-style="normal" style:font-size-asian="11pt" style:font-style-asian="normal" style:font-size-complex="11pt" style:font-style-complex="normal"/>
    </style:style>
    <style:style style:name="T22" style:family="text">
      <style:text-properties style:font-name="Times New Roman" fo:font-size="11pt" fo:font-style="normal" officeooo:rsid="001e1e57" style:font-size-asian="11pt"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FUNCTIONS AND PROGRAM STRUCTURE</text:p>
      <text:p text:style-name="P1"/>
      <text:p text:style-name="P6">Function :</text:p>
      <text:p text:style-name="P5"/>
      <text:p text:style-name="P5">A function is a block or set of instruction that perform specific, well-defined task. It provides reusibility , modularity, portability to a program.</text:p>
      <text:p text:style-name="P5"/>
      <text:p text:style-name="P6">Function Declaration :</text:p>
      <text:p text:style-name="P5"/>
      <text:p text:style-name="P5"><text:span text:style-name="T1">A function declaration is used to give specific information to the compiler </text:span><text:span text:style-name="T4">about the function such as name, return type and parameters accepting</text:span><text:span text:style-name="T1">, so that it can check the function calls. The general syntax is-</text:span></text:p>
      <text:p text:style-name="P7">return_type func_name(type1, type2, ...) ;</text:p>
      <text:p text:style-name="P5"/>
      <text:p text:style-name="P6">Function Definition :</text:p>
      <text:p text:style-name="P5"/>
      <text:p text:style-name="P5">A function definition consists of the whole description and code of a function. It tells what function is doing and what <text:span text:style-name="T16">parameters it accepting and what it is returning</text:span>. The general syntax is-</text:p>
      <text:p text:style-name="P7">return_type func_name(type1 <text:span text:style-name="T5">arg1</text:span>, type2 <text:span text:style-name="T5">arg2</text:span>, ...)</text:p>
      <text:p text:style-name="P7">{</text:p>
      <text:p text:style-name="P7"><text:tab/>declaration and statements</text:p>
      <text:p text:style-name="P7">}</text:p>
      <text:p text:style-name="P5"/>
      <text:p text:style-name="P6">Function call :</text:p>
      <text:p text:style-name="P5"/>
      <text:p text:style-name="P5">A function call is an expression containing a simple name <text:span text:style-name="T6">of function </text:span>and a parenthesized argument list. The argument list can contain any number of expressions separated by commas. It can also be empty. <text:span text:style-name="T6">Synatx is-</text:span></text:p>
      <text:p text:style-name="P7">func_name(arg1, arg2, arg3, ...) ;</text:p>
      <text:p text:style-name="P5"/>
      <text:p text:style-name="P6">Program :</text:p>
      <text:p text:style-name="P5"/>
      <text:p text:style-name="P5">A program is a collection of instructions that performs a specific task when executed by a computer.</text:p>
      <text:p text:style-name="P5"/>
      <text:p text:style-name="P6">Return :</text:p>
      <text:p text:style-name="P5"/>
      <text:p text:style-name="P5">The return statement is used for immediate exit from the called function to the calling function and to return a value to the calling function. This statement can appear anywhere inside the body of the function. Syntax is-</text:p>
      <text:p text:style-name="P7">return ;</text:p>
      <text:p text:style-name="P7">return (expression) ; </text:p>
      <text:p text:style-name="P5"/>
      <text:p text:style-name="P6">Library Functions :</text:p>
      <text:p text:style-name="P5"/>
      <text:p text:style-name="P5">These functions are present in the C library and they are predefined for performing specific operations. To use a library function we have to include corresponding header file using preprocessor directive #include. </text:p>
      <text:p text:style-name="P7">Example: printf(), scanf(), sqrt(), strlen(), strcmp().</text:p>
      <text:p text:style-name="P5"/>
      <text:p text:style-name="P6">Function Arguments :</text:p>
      <text:p text:style-name="P5"/>
      <text:p text:style-name="P5">There are two types of arguments – Actual Arguments and Formal Arguments.</text:p>
      <text:p text:style-name="P5"/>
      <text:p text:style-name="P5">- The parameters which are passing in the function call are called actual arguments.</text:p>
      <text:p text:style-name="P5"/>
      <text:p text:style-name="P5">- The parameters which are declared inside parenthesis and are initialized with the begining of the function block are called formal arguments.</text:p>
      <text:p text:style-name="P6"/>
      <text:p text:style-name="P6"><text:soft-page-break/></text:p>
      <text:p text:style-name="P6">External Variable<text:span text:style-name="T7">s</text:span> :</text:p>
      <text:p text:style-name="P5"/>
      <text:p text:style-name="P5">The variables <text:span text:style-name="T12">whose scope is throughout the projectand they re </text:span>The keyword extern is used to decleare a external variable. Syntax is-</text:p>
      <text:p text:style-name="P7">extern int num ;</text:p>
      <text:p text:style-name="P5"/>
      <text:p text:style-name="P6">Automatic Variable<text:span text:style-name="T7">s</text:span> :</text:p>
      <text:p text:style-name="P5"/>
      <text:p text:style-name="P5"><text:span text:style-name="T12">The variable whose scope is within the block / function in which it is declared and is discarded on exit from that block / function. </text:span>We may also use the keyword auto to declare automatic variables. <text:span text:style-name="T7">Syntax is-</text:span></text:p>
      <text:p text:style-name="P7">int num ;</text:p>
      <text:p text:style-name="P7">or</text:p>
      <text:p text:style-name="P7">auto int num ;</text:p>
      <text:p text:style-name="P5"/>
      <text:p text:style-name="P6">Register Variables :</text:p>
      <text:p text:style-name="P5"/>
      <text:p text:style-name="P5">Register <text:span text:style-name="T12">variables </text:span>are same as that of automatic variables except that they are stored in CPU register <text:span text:style-name="T12">(if possible)</text:span> instead of memory. Synatx is-</text:p>
      <text:p text:style-name="P7">register int num ;</text:p>
      <text:p text:style-name="P5"/>
      <text:p text:style-name="P6">static Variables :</text:p>
      <text:p text:style-name="P5"/>
      <text:p text:style-name="P5">There are two types of static variables – <text:span text:style-name="T12">function</text:span> <text:span text:style-name="T12">s</text:span>tatic and <text:span text:style-name="T12">file</text:span> <text:span text:style-name="T12">s</text:span>tatic</text:p>
      <text:p text:style-name="P5"/>
      <text:p text:style-name="P5"><text:span text:style-name="T11">Fuction </text:span><text:span text:style-name="T10">Static :</text:span> Storage specifier static is applied to variables declared inside block / <text:span text:style-name="T8">function</text:span>, their storage class changes from automatic to static. <text:span text:style-name="T8">Static Variable is initialized only once and its value is retained on successive function calls.</text:span></text:p>
      <text:p text:style-name="P5"/>
      <text:p text:style-name="P5"><text:span text:style-name="T11">File</text:span><text:span text:style-name="T10"> Static : </text:span>A global variable is defined as static, then it can't be used by <text:span text:style-name="T12">any </text:span>other files. So we can make an external variable private to a file by making it static and hiding the information. Syntax is-</text:p>
      <text:p text:style-name="P7">static int num ;</text:p>
      <text:p text:style-name="P5"/>
      <text:p text:style-name="P6">Linkage :</text:p>
      <text:p text:style-name="P5"/>
      <text:p text:style-name="P5">Linkage of an identifier is determined by the place of declation and storage specifier.</text:p>
      <text:p text:style-name="P5"/>
      <text:p text:style-name="P5">- Global variables, functions have external linkage.</text:p>
      <text:p text:style-name="P5"/>
      <text:p text:style-name="P5">- Static global variables and static functions have internal linkage.</text:p>
      <text:p text:style-name="P5"/>
      <text:p text:style-name="P5">- Local variables, function parameters, typedef names, label names, structure tags have no linkage.</text:p>
      <text:p text:style-name="P5"/>
      <text:p text:style-name="P6">Scope and Lifetime :</text:p>
      <text:p text:style-name="P5"/>
      <text:p text:style-name="P5"><text:span text:style-name="T10">Scope : </text:span>It is the boundary of a variable(identifier) within which it is accessible.</text:p>
      <text:p text:style-name="P5"/>
      <text:p text:style-name="P5"><text:span text:style-name="T10">Lifetime :</text:span> It is the time within which a variable(identifier) exists in memory.</text:p>
      <text:p text:style-name="P5"/>
      <text:p text:style-name="P6">External Objects :</text:p>
      <text:p text:style-name="P5"/>
      <text:p text:style-name="P5"><text:span text:style-name="T2">A</text:span> C <text:span text:style-name="T2">Program consists of a set of external objects, which are either variables or functions. Functions themselves are always external. </text:span><text:span text:style-name="T3">The lifetime of variable is expanded to other file by extern keyword.</text:span></text:p>
      <text:p text:style-name="P2"/>
      <text:p text:style-name="P13">Header Files :</text:p>
      <text:p text:style-name="P18"/>
      <text:p text:style-name="P3"><text:span text:style-name="T13">A </text:span><text:span text:style-name="Emphasis"><text:span text:style-name="T14">header file</text:span></text:span><text:span text:style-name="T14"> </text:span><text:span text:style-name="T13">is a file with extension .h which contains </text:span><text:span text:style-name="Emphasis"><text:span text:style-name="T13">C</text:span></text:span><text:span text:style-name="T13"> function declarations and macro </text:span><text:span text:style-name="Emphasis"><text:span text:style-name="T15">definition</text:span></text:span><text:span text:style-name="T14"> </text:span><text:span text:style-name="T13">to be </text:span><text:soft-page-break/><text:span text:style-name="T13">shared between several source files.</text:span></text:p>
      <text:p text:style-name="P23"/>
      <text:p text:style-name="P14">Block Structure :</text:p>
      <text:p text:style-name="P24"/>
      <text:p text:style-name="P19">Declarations of variables (including initializations) may follow the left brace that introduces any compound statement, not just the one that begins the function. Variables declared in this way hide any identically named variables in outer blocks, and remain existance until the matching right brace.</text:p>
      <text:p text:style-name="P19"/>
      <text:p text:style-name="P15">Initialization :</text:p>
      <text:p text:style-name="P20"/>
      <text:p text:style-name="P20">It refers to the assignment of a value, at the time of creation or construction.</text:p>
      <text:p text:style-name="P20"/>
      <text:p text:style-name="P20">- External and static variables are guaranteed to be initialized to zero, and the initializer must be a constant expression.</text:p>
      <text:p text:style-name="P20"/>
      <text:p text:style-name="P20">- Automatic and register variables have undefined (i.e., garbage) initial values, and the initializer is not restricted to being constant, it may be any expression involving previously defined values, even function calls.</text:p>
      <text:p text:style-name="P20"/>
      <text:p text:style-name="P16">Recursion :</text:p>
      <text:p text:style-name="P21"/>
      <text:p text:style-name="P21">A function may call itself either directly or indirectly is called recursion. </text:p>
      <text:p text:style-name="P21"/>
      <text:p text:style-name="P21">- When a function calls itself recursively, each invocation gets a fresh set of all the automatic variables, independent of the previous set.</text:p>
      <text:p text:style-name="P21"/>
      <text:p text:style-name="P21">- Recursive code is more compact, and often much easier to write and understand than the non-recursive equivalent. Recursion is especially convenient for recursively defined data structures like trees.</text:p>
      <text:p text:style-name="P21"/>
      <text:p text:style-name="P17">Call By Value :</text:p>
      <text:p text:style-name="P22"/>
      <text:p text:style-name="P22">In <text:span text:style-name="T9">call by value</text:span>, a copy of actual arguments is passed to formal arguments of the called function and any change made to the formal arguments in the called function have no effect on the values of actual arguments in the calling function.</text:p>
      <text:p text:style-name="P22"/>
      <text:p text:style-name="P17">Call By Reference :</text:p>
      <text:p text:style-name="P22"/>
      <text:p text:style-name="P22">In <text:span text:style-name="T9">call by reference</text:span>, the location (address) of actual arguments is passed to formal arguments of the called function. This means by accessing the addresses of actual arguments we can alter them within from the called functio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07:10:37.871489183</meta:creation-date>
    <dc:date>2016-05-30T12:33:55.350139258</dc:date>
    <meta:editing-duration>PT5H46M33S</meta:editing-duration>
    <meta:editing-cycles>10</meta:editing-cycles>
    <meta:generator>LibreOffice/4.2.8.2$Linux_x86 LibreOffice_project/420m0$Build-2</meta:generator>
    <meta:document-statistic meta:table-count="0" meta:image-count="0" meta:object-count="0" meta:page-count="3" meta:paragraph-count="70" meta:word-count="935" meta:character-count="5735" meta:non-whitespace-character-count="4864"/>
  </office:meta>
</office:document-meta>
</file>